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text-align="justify" style:justify-single-word="false"/>
      <style:text-properties style:font-name="Garamond" fo:font-size="9pt" officeooo:rsid="00244758" officeooo:paragraph-rsid="00244758" style:font-size-asian="9pt" style:font-size-complex="9pt"/>
    </style:style>
    <style:style style:name="P3" style:family="paragraph" style:parent-style-name="Footnote">
      <style:paragraph-properties fo:text-align="justify" style:justify-single-word="false"/>
      <style:text-properties style:font-name="Garamond" fo:font-size="9pt" officeooo:rsid="0047bd1f" officeooo:paragraph-rsid="0047bd1f" style:font-size-asian="9pt" style:font-size-complex="9pt"/>
    </style:style>
    <style:style style:name="P4" style:family="paragraph" style:parent-style-name="Standard">
      <style:paragraph-properties fo:margin-top="0cm" fo:margin-bottom="0.21cm" loext:contextual-spacing="false" fo:line-height="150%" fo:text-align="justify" style:justify-single-word="false"/>
      <style:text-properties style:font-name="Garamond" fo:font-size="12pt" fo:font-style="normal" fo:font-weight="normal" officeooo:rsid="004c429f" officeooo:paragraph-rsid="004c429f"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30c597" style:font-size-asian="11pt" style:font-size-complex="11pt"/>
    </style:style>
    <style:style style:name="P6"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301989" style:font-size-asian="11pt" style:font-size-complex="11pt"/>
    </style:style>
    <style:style style:name="P7"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424ba3" style:font-size-asian="11pt" style:font-size-complex="11pt"/>
    </style:style>
    <style:style style:name="P8"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3637f9" style:font-size-asian="11pt" style:font-size-complex="11pt"/>
    </style:style>
    <style:style style:name="P9"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44dffb" style:font-size-asian="11pt" style:font-size-complex="11pt"/>
    </style:style>
    <style:style style:name="P10"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59292c" style:font-size-asian="11pt" style:font-size-complex="11pt"/>
    </style:style>
    <style:style style:name="P11"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588548" style:font-size-asian="11pt" style:font-size-complex="11pt"/>
    </style:style>
    <style:style style:name="P12"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62d6a2" style:font-size-asian="11pt" style:font-size-complex="11pt"/>
    </style:style>
    <style:style style:name="P13"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729220" style:font-size-asian="11pt" style:font-size-complex="11pt"/>
    </style:style>
    <style:style style:name="P14"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651472" style:font-size-asian="11pt" style:font-size-complex="11pt"/>
    </style:style>
    <style:style style:name="P15" style:family="paragraph" style:parent-style-name="Standard">
      <style:paragraph-properties fo:margin-top="0.42cm" fo:margin-bottom="0.42cm" loext:contextual-spacing="false" fo:line-height="150%" fo:text-align="center" style:justify-single-word="false" fo:break-before="page"/>
      <style:text-properties style:font-name="Helvetica" fo:font-size="14pt" fo:font-style="normal" fo:font-weight="bold" officeooo:rsid="00424ba3" officeooo:paragraph-rsid="00845f47" style:font-size-asian="14pt" style:font-style-asian="normal" style:font-weight-asian="bold" style:font-size-complex="14pt" style:font-style-complex="normal" style:font-weight-complex="bold"/>
    </style:style>
    <style:style style:name="P16" style:family="paragraph" style:parent-style-name="Standard">
      <style:paragraph-properties fo:margin-top="0.42cm" fo:margin-bottom="0.42cm" loext:contextual-spacing="false" fo:line-height="150%" fo:text-align="center" style:justify-single-word="false"/>
      <style:text-properties officeooo:paragraph-rsid="00244758"/>
    </style:style>
    <style:style style:name="P17" style:family="paragraph" style:parent-style-name="Standard">
      <style:paragraph-properties fo:margin-top="0.42cm" fo:margin-bottom="0.21cm" loext:contextual-spacing="false" fo:line-height="150%" fo:text-align="end" style:justify-single-word="false">
        <style:tab-stops/>
      </style:paragraph-properties>
      <style:text-properties fo:font-size="11pt" fo:font-style="italic" officeooo:rsid="008661b6" officeooo:paragraph-rsid="008661b6" style:font-size-asian="11pt" style:font-style-asian="italic" style:font-size-complex="11pt" style:font-style-complex="italic"/>
    </style:style>
    <style:style style:name="P18" style:family="paragraph" style:parent-style-name="Footnote">
      <style:text-properties style:font-name="Garamond" fo:font-size="9pt" fo:font-style="normal" officeooo:rsid="00490e1a" officeooo:paragraph-rsid="00490e1a" style:font-size-asian="9pt" style:font-style-asian="normal" style:font-size-complex="9pt" style:font-style-complex="normal"/>
    </style:style>
    <style:style style:name="P19" style:family="paragraph" style:parent-style-name="Footnote">
      <style:text-properties style:font-name="Garamond" fo:font-size="9pt" style:font-size-asian="9pt" style:font-size-complex="9pt"/>
    </style:style>
    <style:style style:name="P20" style:family="paragraph" style:parent-style-name="Standard" style:list-style-name="L1">
      <style:paragraph-properties fo:margin-top="0.21cm" fo:margin-bottom="0cm" loext:contextual-spacing="false" fo:line-height="115%" fo:text-align="justify" style:justify-single-word="false"/>
      <style:text-properties fo:font-size="11pt" officeooo:paragraph-rsid="003637f9" style:font-size-asian="11pt" style:font-size-complex="11pt"/>
    </style:style>
    <style:style style:name="P21" style:family="paragraph" style:parent-style-name="Standard" style:list-style-name="L2">
      <style:paragraph-properties fo:margin-top="0.21cm" fo:margin-bottom="0cm" loext:contextual-spacing="false" fo:line-height="115%" fo:text-align="justify" style:justify-single-word="false"/>
      <style:text-properties fo:font-size="11pt" officeooo:paragraph-rsid="003e4bf4" style:font-size-asian="11pt" style:font-size-complex="11pt"/>
    </style:style>
    <style:style style:name="P22" style:family="paragraph" style:parent-style-name="Standard" style:list-style-name="L2">
      <style:paragraph-properties fo:margin-top="0.21cm" fo:margin-bottom="0cm" loext:contextual-spacing="false" fo:line-height="115%" fo:text-align="justify" style:justify-single-word="false"/>
      <style:text-properties fo:font-size="11pt" officeooo:paragraph-rsid="003637f9" style:font-size-asian="11pt" style:font-size-complex="11pt"/>
    </style:style>
    <style:style style:name="P23" style:family="paragraph" style:parent-style-name="Standard" style:list-style-name="L2">
      <style:paragraph-properties fo:margin-top="0.21cm" fo:margin-bottom="0cm" loext:contextual-spacing="false" fo:line-height="115%" fo:text-align="justify" style:justify-single-word="false"/>
      <style:text-properties fo:font-size="11pt" officeooo:paragraph-rsid="004296c2" style:font-size-asian="11pt" style:font-size-complex="11pt"/>
    </style:style>
    <style:style style:name="P24" style:family="paragraph" style:parent-style-name="Standard" style:list-style-name="L2">
      <style:paragraph-properties fo:margin-top="0.21cm" fo:margin-bottom="0cm" loext:contextual-spacing="false" fo:line-height="115%" fo:text-align="justify" style:justify-single-word="false"/>
      <style:text-properties fo:font-size="11pt" officeooo:paragraph-rsid="004a83d5" style:font-size-asian="11pt" style:font-size-complex="11pt"/>
    </style:style>
    <style:style style:name="P25" style:family="paragraph" style:parent-style-name="Standard" style:list-style-name="L2">
      <style:paragraph-properties fo:margin-top="0.21cm" fo:margin-bottom="0cm" loext:contextual-spacing="false" fo:line-height="115%" fo:text-align="justify" style:justify-single-word="false"/>
      <style:text-properties officeooo:paragraph-rsid="0040b8fa"/>
    </style:style>
    <style:style style:name="P26" style:family="paragraph" style:parent-style-name="Standard" style:list-style-name="L2">
      <style:paragraph-properties fo:margin-top="0.21cm" fo:margin-bottom="0cm" loext:contextual-spacing="false" fo:line-height="115%" fo:text-align="justify" style:justify-single-word="false"/>
      <style:text-properties officeooo:paragraph-rsid="005c7fdc"/>
    </style:style>
    <style:style style:name="T1" style:family="text">
      <style:text-properties style:font-name="Helvetica" fo:font-size="14pt" fo:font-style="normal" fo:font-weight="bold" officeooo:rsid="00244758" style:font-size-asian="14pt" style:font-style-asian="normal" style:font-weight-asian="bold" style:font-size-complex="14pt" style:font-style-complex="normal" style:font-weight-complex="bold"/>
    </style:style>
    <style:style style:name="T2" style:family="text">
      <style:text-properties style:font-name="Helvetica" fo:font-size="14pt" fo:font-style="normal" fo:font-weight="bold" officeooo:rsid="00424ba3" style:font-size-asian="14pt" style:font-style-asian="normal" style:font-weight-asian="bold" style:font-size-complex="14pt" style:font-style-complex="normal" style:font-weight-complex="bold"/>
    </style:style>
    <style:style style:name="T3" style:family="text">
      <style:text-properties style:font-name="Helvetica" fo:font-size="14pt" fo:font-style="italic" fo:font-weight="bold" officeooo:rsid="00424ba3" style:font-size-asian="14pt" style:font-style-asian="italic" style:font-weight-asian="bold" style:font-size-complex="14pt" style:font-style-complex="italic" style:font-weight-complex="bold"/>
    </style:style>
    <style:style style:name="T4" style:family="text">
      <style:text-properties style:font-name="Helvetica" fo:font-size="14pt" fo:font-style="italic" fo:font-weight="bold" officeooo:rsid="00244758" style:font-size-asian="14pt" style:font-style-asian="italic" style:font-weight-asian="bold" style:font-size-complex="14pt" style:font-style-complex="italic" style:font-weight-complex="bold"/>
    </style:style>
    <style:style style:name="T5" style:family="text">
      <style:text-properties style:font-name="Helvetica" fo:font-weight="bold" style:font-weight-asian="bold" style:font-weight-complex="bold"/>
    </style:style>
    <style:style style:name="T6" style:family="text">
      <style:text-properties style:font-name="Helvetica" fo:font-weight="bold" officeooo:rsid="00424ba3" style:font-weight-asian="bold" style:font-weight-complex="bold"/>
    </style:style>
    <style:style style:name="T7" style:family="text">
      <style:text-properties style:font-name="Garamond" fo:font-style="normal" fo:font-weight="normal" style:font-style-asian="normal" style:font-weight-asian="normal" style:font-style-complex="normal" style:font-weight-complex="normal"/>
    </style:style>
    <style:style style:name="T8" style:family="text">
      <style:text-properties style:font-name="Garamond" fo:font-style="normal" fo:font-weight="normal" officeooo:rsid="0021e52a" style:font-style-asian="normal" style:font-weight-asian="normal" style:font-style-complex="normal" style:font-weight-complex="normal"/>
    </style:style>
    <style:style style:name="T9" style:family="text">
      <style:text-properties style:font-name="Garamond" fo:font-style="normal" fo:font-weight="normal" officeooo:rsid="0025ac35" style:font-style-asian="normal" style:font-weight-asian="normal" style:font-style-complex="normal" style:font-weight-complex="normal"/>
    </style:style>
    <style:style style:name="T10" style:family="text">
      <style:text-properties style:font-name="Garamond" fo:font-style="normal" fo:font-weight="normal" officeooo:rsid="002936c9" style:font-style-asian="normal" style:font-weight-asian="normal" style:font-style-complex="normal" style:font-weight-complex="normal"/>
    </style:style>
    <style:style style:name="T11" style:family="text">
      <style:text-properties style:font-name="Garamond" fo:font-style="normal" fo:font-weight="normal" officeooo:rsid="0030c597" style:font-style-asian="normal" style:font-weight-asian="normal" style:font-style-complex="normal" style:font-weight-complex="normal"/>
    </style:style>
    <style:style style:name="T12" style:family="text">
      <style:text-properties style:font-name="Garamond" fo:font-style="normal" fo:font-weight="normal" officeooo:rsid="002ab1ef" style:font-style-asian="normal" style:font-weight-asian="normal" style:font-style-complex="normal" style:font-weight-complex="normal"/>
    </style:style>
    <style:style style:name="T13" style:family="text">
      <style:text-properties style:font-name="Garamond" fo:font-style="normal" fo:font-weight="normal" officeooo:rsid="002c9de0" style:font-style-asian="normal" style:font-weight-asian="normal" style:font-style-complex="normal" style:font-weight-complex="normal"/>
    </style:style>
    <style:style style:name="T14" style:family="text">
      <style:text-properties style:font-name="Garamond" fo:font-style="normal" fo:font-weight="normal" officeooo:rsid="002e77cb" style:font-style-asian="normal" style:font-weight-asian="normal" style:font-style-complex="normal" style:font-weight-complex="normal"/>
    </style:style>
    <style:style style:name="T15" style:family="text">
      <style:text-properties style:font-name="Garamond" fo:font-style="normal" fo:font-weight="normal" officeooo:rsid="005136c0" style:font-style-asian="normal" style:font-weight-asian="normal" style:font-style-complex="normal" style:font-weight-complex="normal"/>
    </style:style>
    <style:style style:name="T16" style:family="text">
      <style:text-properties style:font-name="Garamond" fo:font-style="normal" fo:font-weight="normal" officeooo:rsid="0031647a" style:font-style-asian="normal" style:font-weight-asian="normal" style:font-style-complex="normal" style:font-weight-complex="normal"/>
    </style:style>
    <style:style style:name="T17" style:family="text">
      <style:text-properties style:font-name="Garamond" fo:font-style="normal" fo:font-weight="normal" officeooo:rsid="00301989" style:font-style-asian="normal" style:font-weight-asian="normal" style:font-style-complex="normal" style:font-weight-complex="normal"/>
    </style:style>
    <style:style style:name="T18" style:family="text">
      <style:text-properties style:font-name="Garamond" fo:font-style="normal" fo:font-weight="normal" officeooo:rsid="0032ad8d" style:font-style-asian="normal" style:font-weight-asian="normal" style:font-style-complex="normal" style:font-weight-complex="normal"/>
    </style:style>
    <style:style style:name="T19" style:family="text">
      <style:text-properties style:font-name="Garamond" fo:font-style="normal" fo:font-weight="normal" officeooo:rsid="00346508" style:font-style-asian="normal" style:font-weight-asian="normal" style:font-style-complex="normal" style:font-weight-complex="normal"/>
    </style:style>
    <style:style style:name="T20" style:family="text">
      <style:text-properties style:font-name="Garamond" fo:font-style="normal" fo:font-weight="normal" officeooo:rsid="003637f9" style:font-style-asian="normal" style:font-weight-asian="normal" style:font-style-complex="normal" style:font-weight-complex="normal"/>
    </style:style>
    <style:style style:name="T21" style:family="text">
      <style:text-properties style:font-name="Garamond" fo:font-style="normal" fo:font-weight="normal" officeooo:rsid="005195b0" style:font-style-asian="normal" style:font-weight-asian="normal" style:font-style-complex="normal" style:font-weight-complex="normal"/>
    </style:style>
    <style:style style:name="T22" style:family="text">
      <style:text-properties style:font-name="Garamond" fo:font-style="normal" fo:font-weight="normal" officeooo:rsid="00382bb0" style:font-style-asian="normal" style:font-weight-asian="normal" style:font-style-complex="normal" style:font-weight-complex="normal"/>
    </style:style>
    <style:style style:name="T23" style:family="text">
      <style:text-properties style:font-name="Garamond" fo:font-style="normal" fo:font-weight="normal" officeooo:rsid="0039ad32" style:font-style-asian="normal" style:font-weight-asian="normal" style:font-style-complex="normal" style:font-weight-complex="normal"/>
    </style:style>
    <style:style style:name="T24" style:family="text">
      <style:text-properties style:font-name="Garamond" fo:font-style="normal" fo:font-weight="normal" officeooo:rsid="003b5199" style:font-style-asian="normal" style:font-weight-asian="normal" style:font-style-complex="normal" style:font-weight-complex="normal"/>
    </style:style>
    <style:style style:name="T25" style:family="text">
      <style:text-properties style:font-name="Garamond" fo:font-style="normal" fo:font-weight="normal" officeooo:rsid="003cc41f" style:font-style-asian="normal" style:font-weight-asian="normal" style:font-style-complex="normal" style:font-weight-complex="normal"/>
    </style:style>
    <style:style style:name="T26" style:family="text">
      <style:text-properties style:font-name="Garamond" fo:font-style="normal" fo:font-weight="normal" officeooo:rsid="00424ba3" style:font-style-asian="normal" style:font-weight-asian="normal" style:font-style-complex="normal" style:font-weight-complex="normal"/>
    </style:style>
    <style:style style:name="T27" style:family="text">
      <style:text-properties style:font-name="Garamond" fo:font-style="normal" fo:font-weight="normal" officeooo:rsid="004296c2" style:font-style-asian="normal" style:font-weight-asian="normal" style:font-style-complex="normal" style:font-weight-complex="normal"/>
    </style:style>
    <style:style style:name="T28" style:family="text">
      <style:text-properties style:font-name="Garamond" fo:font-style="normal" fo:font-weight="normal" officeooo:rsid="004a83d5" style:font-style-asian="normal" style:font-weight-asian="normal" style:font-style-complex="normal" style:font-weight-complex="normal"/>
    </style:style>
    <style:style style:name="T29" style:family="text">
      <style:text-properties style:font-name="Garamond" fo:font-style="normal" fo:font-weight="normal" officeooo:rsid="002775e8" style:font-style-asian="normal" style:font-weight-asian="normal" style:font-style-complex="normal" style:font-weight-complex="normal"/>
    </style:style>
    <style:style style:name="T30" style:family="text">
      <style:text-properties style:font-name="Garamond" fo:font-style="normal" fo:font-weight="normal" officeooo:rsid="00346c95" style:font-style-asian="normal" style:font-weight-asian="normal" style:font-style-complex="normal" style:font-weight-complex="normal"/>
    </style:style>
    <style:style style:name="T31" style:family="text">
      <style:text-properties style:font-name="Garamond" fo:font-style="normal" fo:font-weight="normal" officeooo:rsid="003e4bf4" style:font-style-asian="normal" style:font-weight-asian="normal" style:font-style-complex="normal" style:font-weight-complex="normal"/>
    </style:style>
    <style:style style:name="T32" style:family="text">
      <style:text-properties style:font-name="Garamond" fo:font-style="normal" fo:font-weight="normal" officeooo:rsid="00327159" style:font-style-asian="normal" style:font-weight-asian="normal" style:font-style-complex="normal" style:font-weight-complex="normal"/>
    </style:style>
    <style:style style:name="T33" style:family="text">
      <style:text-properties style:font-name="Garamond" fo:font-style="normal" fo:font-weight="normal" officeooo:rsid="0051c81f" style:font-style-asian="normal" style:font-weight-asian="normal" style:font-style-complex="normal" style:font-weight-complex="normal"/>
    </style:style>
    <style:style style:name="T34" style:family="text">
      <style:text-properties style:font-name="Garamond" fo:font-style="normal" fo:font-weight="normal" officeooo:rsid="0052899b" style:font-style-asian="normal" style:font-weight-asian="normal" style:font-style-complex="normal" style:font-weight-complex="normal"/>
    </style:style>
    <style:style style:name="T35" style:family="text">
      <style:text-properties style:font-name="Garamond" fo:font-style="normal" fo:font-weight="normal" officeooo:rsid="0044dffb" style:font-style-asian="normal" style:font-weight-asian="normal" style:font-style-complex="normal" style:font-weight-complex="normal"/>
    </style:style>
    <style:style style:name="T36" style:family="text">
      <style:text-properties style:font-name="Garamond" fo:font-style="normal" fo:font-weight="normal" officeooo:rsid="0046d9b9" style:font-style-asian="normal" style:font-weight-asian="normal" style:font-style-complex="normal" style:font-weight-complex="normal"/>
    </style:style>
    <style:style style:name="T37" style:family="text">
      <style:text-properties style:font-name="Garamond" fo:font-style="normal" fo:font-weight="normal" officeooo:rsid="00536fed" style:font-style-asian="normal" style:font-weight-asian="normal" style:font-style-complex="normal" style:font-weight-complex="normal"/>
    </style:style>
    <style:style style:name="T38" style:family="text">
      <style:text-properties style:font-name="Garamond" fo:font-style="normal" fo:font-weight="normal" officeooo:rsid="0047bd1f" style:font-style-asian="normal" style:font-weight-asian="normal" style:font-style-complex="normal" style:font-weight-complex="normal"/>
    </style:style>
    <style:style style:name="T39" style:family="text">
      <style:text-properties style:font-name="Garamond" fo:font-style="normal" fo:font-weight="normal" officeooo:rsid="005507b6" style:font-style-asian="normal" style:font-weight-asian="normal" style:font-style-complex="normal" style:font-weight-complex="normal"/>
    </style:style>
    <style:style style:name="T40" style:family="text">
      <style:text-properties style:font-name="Garamond" fo:font-style="normal" fo:font-weight="normal" officeooo:rsid="0056d3e7" style:font-style-asian="normal" style:font-weight-asian="normal" style:font-style-complex="normal" style:font-weight-complex="normal"/>
    </style:style>
    <style:style style:name="T41" style:family="text">
      <style:text-properties style:font-name="Garamond" fo:font-style="normal" fo:font-weight="normal" officeooo:rsid="0077212e" style:font-style-asian="normal" style:font-weight-asian="normal" style:font-style-complex="normal" style:font-weight-complex="normal"/>
    </style:style>
    <style:style style:name="T42" style:family="text">
      <style:text-properties style:font-name="Garamond" fo:font-style="normal" fo:font-weight="normal" officeooo:rsid="00588548" style:font-style-asian="normal" style:font-weight-asian="normal" style:font-style-complex="normal" style:font-weight-complex="normal"/>
    </style:style>
    <style:style style:name="T43" style:family="text">
      <style:text-properties style:font-name="Garamond" fo:font-style="normal" fo:font-weight="normal" officeooo:rsid="00490e1a" style:font-style-asian="normal" style:font-weight-asian="normal" style:font-style-complex="normal" style:font-weight-complex="normal"/>
    </style:style>
    <style:style style:name="T44" style:family="text">
      <style:text-properties style:font-name="Garamond" fo:font-style="normal" fo:font-weight="normal" officeooo:rsid="0059292c" style:font-style-asian="normal" style:font-weight-asian="normal" style:font-style-complex="normal" style:font-weight-complex="normal"/>
    </style:style>
    <style:style style:name="T45" style:family="text">
      <style:text-properties style:font-name="Garamond" fo:font-style="normal" fo:font-weight="normal" officeooo:rsid="00681afb" style:font-style-asian="normal" style:font-weight-asian="normal" style:font-style-complex="normal" style:font-weight-complex="normal"/>
    </style:style>
    <style:style style:name="T46" style:family="text">
      <style:text-properties style:font-name="Garamond" fo:font-style="normal" fo:font-weight="normal" officeooo:rsid="0069865d" style:font-style-asian="normal" style:font-weight-asian="normal" style:font-style-complex="normal" style:font-weight-complex="normal"/>
    </style:style>
    <style:style style:name="T47" style:family="text">
      <style:text-properties style:font-name="Garamond" fo:font-style="normal" fo:font-weight="normal" officeooo:rsid="005a7d34" style:font-style-asian="normal" style:font-weight-asian="normal" style:font-style-complex="normal" style:font-weight-complex="normal"/>
    </style:style>
    <style:style style:name="T48" style:family="text">
      <style:text-properties style:font-name="Garamond" fo:font-style="normal" fo:font-weight="normal" officeooo:rsid="005b9724" style:font-style-asian="normal" style:font-weight-asian="normal" style:font-style-complex="normal" style:font-weight-complex="normal"/>
    </style:style>
    <style:style style:name="T49" style:family="text">
      <style:text-properties style:font-name="Garamond" fo:font-style="normal" fo:font-weight="normal" officeooo:rsid="0078c306" style:font-style-asian="normal" style:font-weight-asian="normal" style:font-style-complex="normal" style:font-weight-complex="normal"/>
    </style:style>
    <style:style style:name="T50" style:family="text">
      <style:text-properties style:font-name="Garamond" fo:font-style="normal" fo:font-weight="normal" officeooo:rsid="005c7fdc" style:font-style-asian="normal" style:font-weight-asian="normal" style:font-style-complex="normal" style:font-weight-complex="normal"/>
    </style:style>
    <style:style style:name="T51" style:family="text">
      <style:text-properties style:font-name="Garamond" fo:font-style="normal" fo:font-weight="normal" officeooo:rsid="0062d9a8" style:font-style-asian="normal" style:font-weight-asian="normal" style:font-style-complex="normal" style:font-weight-complex="normal"/>
    </style:style>
    <style:style style:name="T52" style:family="text">
      <style:text-properties style:font-name="Garamond" fo:font-style="normal" fo:font-weight="normal" officeooo:rsid="007aa059" style:font-style-asian="normal" style:font-weight-asian="normal" style:font-style-complex="normal" style:font-weight-complex="normal"/>
    </style:style>
    <style:style style:name="T53" style:family="text">
      <style:text-properties style:font-name="Garamond" fo:font-style="normal" fo:font-weight="normal" officeooo:rsid="007b7d4a" style:font-style-asian="normal" style:font-weight-asian="normal" style:font-style-complex="normal" style:font-weight-complex="normal"/>
    </style:style>
    <style:style style:name="T54" style:family="text">
      <style:text-properties style:font-name="Garamond" fo:font-style="normal" fo:font-weight="normal" officeooo:rsid="00634db5" style:font-style-asian="normal" style:font-weight-asian="normal" style:font-style-complex="normal" style:font-weight-complex="normal"/>
    </style:style>
    <style:style style:name="T55" style:family="text">
      <style:text-properties style:font-name="Garamond" fo:font-style="normal" fo:font-weight="normal" officeooo:rsid="006cd925" style:font-style-asian="normal" style:font-weight-asian="normal" style:font-style-complex="normal" style:font-weight-complex="normal"/>
    </style:style>
    <style:style style:name="T56" style:family="text">
      <style:text-properties style:font-name="Garamond" fo:font-style="normal" fo:font-weight="normal" officeooo:rsid="0063cdce" style:font-style-asian="normal" style:font-weight-asian="normal" style:font-style-complex="normal" style:font-weight-complex="normal"/>
    </style:style>
    <style:style style:name="T57" style:family="text">
      <style:text-properties style:font-name="Garamond" fo:font-style="normal" fo:font-weight="normal" officeooo:rsid="006e6455" style:font-style-asian="normal" style:font-weight-asian="normal" style:font-style-complex="normal" style:font-weight-complex="normal"/>
    </style:style>
    <style:style style:name="T58" style:family="text">
      <style:text-properties style:font-name="Garamond" fo:font-style="normal" fo:font-weight="normal" officeooo:rsid="007ce66f" style:font-style-asian="normal" style:font-weight-asian="normal" style:font-style-complex="normal" style:font-weight-complex="normal"/>
    </style:style>
    <style:style style:name="T59" style:family="text">
      <style:text-properties style:font-name="Garamond" fo:font-style="normal" fo:font-weight="normal" officeooo:rsid="006ee779" style:font-style-asian="normal" style:font-weight-asian="normal" style:font-style-complex="normal" style:font-weight-complex="normal"/>
    </style:style>
    <style:style style:name="T60" style:family="text">
      <style:text-properties style:font-name="Garamond" fo:font-style="normal" fo:font-weight="normal" officeooo:rsid="006feab8" style:font-style-asian="normal" style:font-weight-asian="normal" style:font-style-complex="normal" style:font-weight-complex="normal"/>
    </style:style>
    <style:style style:name="T61" style:family="text">
      <style:text-properties style:font-name="Garamond" fo:font-style="normal" fo:font-weight="normal" officeooo:rsid="00717005" style:font-style-asian="normal" style:font-weight-asian="normal" style:font-style-complex="normal" style:font-weight-complex="normal"/>
    </style:style>
    <style:style style:name="T62" style:family="text">
      <style:text-properties style:font-name="Garamond" fo:font-style="normal" fo:font-weight="normal" officeooo:rsid="0062d6a2" style:font-style-asian="normal" style:font-weight-asian="normal" style:font-style-complex="normal" style:font-weight-complex="normal"/>
    </style:style>
    <style:style style:name="T63" style:family="text">
      <style:text-properties style:font-name="Garamond" fo:font-style="normal" fo:font-weight="normal" officeooo:rsid="006223c7" style:font-style-asian="normal" style:font-weight-asian="normal" style:font-style-complex="normal" style:font-weight-complex="normal"/>
    </style:style>
    <style:style style:name="T64" style:family="text">
      <style:text-properties style:font-name="Garamond" fo:font-style="normal" fo:font-weight="normal" officeooo:rsid="00667cfa" style:font-style-asian="normal" style:font-weight-asian="normal" style:font-style-complex="normal" style:font-weight-complex="normal"/>
    </style:style>
    <style:style style:name="T65" style:family="text">
      <style:text-properties style:font-name="Garamond" fo:font-style="normal" fo:font-weight="normal" officeooo:rsid="00733aaf" style:font-style-asian="normal" style:font-weight-asian="normal" style:font-style-complex="normal" style:font-weight-complex="normal"/>
    </style:style>
    <style:style style:name="T66" style:family="text">
      <style:text-properties style:font-name="Garamond" fo:font-style="normal" fo:font-weight="normal" officeooo:rsid="00749c5b" style:font-style-asian="normal" style:font-weight-asian="normal" style:font-style-complex="normal" style:font-weight-complex="normal"/>
    </style:style>
    <style:style style:name="T67" style:family="text">
      <style:text-properties style:font-name="Garamond" fo:font-style="normal" fo:font-weight="normal" officeooo:rsid="007e5265" style:font-style-asian="normal" style:font-weight-asian="normal" style:font-style-complex="normal" style:font-weight-complex="normal"/>
    </style:style>
    <style:style style:name="T68" style:family="text">
      <style:text-properties style:font-name="Garamond" fo:font-style="normal" fo:font-weight="normal" officeooo:rsid="00729220" style:font-style-asian="normal" style:font-weight-asian="normal" style:font-style-complex="normal" style:font-weight-complex="normal"/>
    </style:style>
    <style:style style:name="T69" style:family="text">
      <style:text-properties style:font-name="Garamond" fo:font-style="normal" fo:font-weight="normal" officeooo:rsid="007e8a02" style:font-style-asian="normal" style:font-weight-asian="normal" style:font-style-complex="normal" style:font-weight-complex="normal"/>
    </style:style>
    <style:style style:name="T70" style:family="text">
      <style:text-properties style:font-name="Garamond" fo:font-style="normal" fo:font-weight="normal" officeooo:rsid="0075964a" style:font-style-asian="normal" style:font-weight-asian="normal" style:font-style-complex="normal" style:font-weight-complex="normal"/>
    </style:style>
    <style:style style:name="T71" style:family="text">
      <style:text-properties style:font-name="Garamond" fo:font-style="normal" fo:font-weight="normal" officeooo:rsid="007ebd3e" style:font-style-asian="normal" style:font-weight-asian="normal" style:font-style-complex="normal" style:font-weight-complex="normal"/>
    </style:style>
    <style:style style:name="T72" style:family="text">
      <style:text-properties style:font-name="Garamond" fo:font-style="normal" fo:font-weight="normal" officeooo:rsid="007ff981" style:font-style-asian="normal" style:font-weight-asian="normal" style:font-style-complex="normal" style:font-weight-complex="normal"/>
    </style:style>
    <style:style style:name="T73" style:family="text">
      <style:text-properties style:font-name="Garamond" fo:font-style="normal" fo:font-weight="normal" officeooo:rsid="00651472" style:font-style-asian="normal" style:font-weight-asian="normal" style:font-style-complex="normal" style:font-weight-complex="normal"/>
    </style:style>
    <style:style style:name="T74" style:family="text">
      <style:text-properties style:font-name="Garamond" fo:font-style="normal" fo:font-weight="normal" officeooo:rsid="008151e0" style:font-style-asian="normal" style:font-weight-asian="normal" style:font-style-complex="normal" style:font-weight-complex="normal"/>
    </style:style>
    <style:style style:name="T75" style:family="text">
      <style:text-properties style:font-name="Garamond" fo:font-style="normal" fo:font-weight="normal" officeooo:rsid="008273d0" style:font-style-asian="normal" style:font-weight-asian="normal" style:font-style-complex="normal" style:font-weight-complex="normal"/>
    </style:style>
    <style:style style:name="T76" style:family="text">
      <style:text-properties style:font-name="Garamond" fo:font-style="normal" fo:font-weight="normal" officeooo:rsid="0084003b" style:font-style-asian="normal" style:font-weight-asian="normal" style:font-style-complex="normal" style:font-weight-complex="normal"/>
    </style:style>
    <style:style style:name="T77" style:family="text">
      <style:text-properties style:font-name="Garamond" fo:font-style="italic" fo:font-weight="normal" officeooo:rsid="002936c9" style:font-style-asian="italic" style:font-weight-asian="normal" style:font-style-complex="italic" style:font-weight-complex="normal"/>
    </style:style>
    <style:style style:name="T78" style:family="text">
      <style:text-properties style:font-name="Garamond" fo:font-style="italic" fo:font-weight="normal" officeooo:rsid="004296c2" style:font-style-asian="italic" style:font-weight-asian="normal" style:font-style-complex="italic" style:font-weight-complex="normal"/>
    </style:style>
    <style:style style:name="T79" style:family="text">
      <style:text-properties style:font-name="Garamond" fo:font-style="italic" fo:font-weight="normal" officeooo:rsid="003e4bf4" style:font-style-asian="italic" style:font-weight-asian="normal" style:font-style-complex="italic" style:font-weight-complex="normal"/>
    </style:style>
    <style:style style:name="T80" style:family="text">
      <style:text-properties style:font-name="Garamond" fo:font-style="italic" fo:font-weight="normal" officeooo:rsid="00327159" style:font-style-asian="italic" style:font-weight-asian="normal" style:font-style-complex="italic" style:font-weight-complex="normal"/>
    </style:style>
    <style:style style:name="T81" style:family="text">
      <style:text-properties style:font-name="Garamond" fo:font-style="italic" fo:font-weight="normal" officeooo:rsid="004a83d5" style:font-style-asian="italic" style:font-weight-asian="normal" style:font-style-complex="italic" style:font-weight-complex="normal"/>
    </style:style>
    <style:style style:name="T82" style:family="text">
      <style:text-properties style:font-name="Garamond" fo:font-style="italic" fo:font-weight="normal" officeooo:rsid="00490e1a" style:font-style-asian="italic" style:font-weight-asian="normal" style:font-style-complex="italic" style:font-weight-complex="normal"/>
    </style:style>
    <style:style style:name="T83" style:family="text">
      <style:text-properties style:font-name="Garamond" fo:font-style="italic" fo:font-weight="normal" officeooo:rsid="002775e8" style:font-style-asian="normal" style:font-weight-asian="normal" style:font-style-complex="normal" style:font-weight-complex="normal"/>
    </style:style>
    <style:style style:name="T84" style:family="text">
      <style:text-properties style:font-name="Garamond" fo:font-size="11pt" fo:font-style="normal" fo:font-weight="normal" officeooo:rsid="002775e8" style:font-size-asian="11pt" style:font-style-asian="normal" style:font-weight-asian="normal" style:font-size-complex="11pt" style:font-style-complex="normal" style:font-weight-complex="normal"/>
    </style:style>
    <style:style style:name="T85" style:family="text">
      <style:text-properties style:font-name="Garamond" fo:font-size="11pt" fo:font-style="normal" fo:font-weight="normal" officeooo:rsid="00346c95" style:font-size-asian="11pt" style:font-style-asian="normal" style:font-weight-asian="normal" style:font-size-complex="11pt" style:font-style-complex="normal" style:font-weight-complex="normal"/>
    </style:style>
    <style:style style:name="T86" style:family="text">
      <style:text-properties style:font-name="Garamond" fo:font-size="11pt" fo:font-style="normal" fo:font-weight="normal" officeooo:rsid="0040b8fa" style:font-size-asian="11pt" style:font-style-asian="normal" style:font-weight-asian="normal" style:font-size-complex="11pt" style:font-style-complex="normal" style:font-weight-complex="normal"/>
    </style:style>
    <style:style style:name="T87" style:family="text">
      <style:text-properties style:font-name="Garamond" fo:font-size="11pt" fo:font-style="normal" fo:font-weight="normal" officeooo:rsid="005c7fdc" style:font-size-asian="11pt" style:font-style-asian="normal" style:font-weight-asian="normal" style:font-size-complex="11pt" style:font-style-complex="normal" style:font-weight-complex="normal"/>
    </style:style>
    <style:style style:name="T88" style:family="text">
      <style:text-properties fo:font-style="italic" style:font-style-asian="italic" style:font-style-complex="italic"/>
    </style:style>
    <style:style style:name="T89" style:family="text">
      <style:text-properties fo:font-style="normal" style:font-style-asian="normal" style:font-style-complex="normal"/>
    </style:style>
    <style:style style:name="T90" style:family="text">
      <style:text-properties officeooo:rsid="00845f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6">S</text:span><text:span text:style-name="T5">amuel Gómez Sánchez</text:span></text:p>
      <text:p text:style-name="P16"><text:span text:style-name="T2">La fundación</text:span><text:span text:style-name="T3"> Wikimedia</text:span><text:span text:style-name="T4"> </text:span><text:span text:style-name="T1">frente a la Directiva Europea sobre los derechos de autor en el mercado único digital</text:span><text:span text:style-name="T1"><text:note text:id="ftn1" text:note-class="footnote"><text:note-citation>1</text:note-citation><text:note-body><text:p text:style-name="P2">Directiva (UE) 2019/790 del Parlamento Europeo y del Consejo, de 17 de abril de 2019, sobre los derechos de autor y derechos afines en el mercado único digital, y por la que se modifican las Directivas 96/9/CE y 2001/29/CE.</text:p></text:note-body></text:note></text:span></text:p>
      <text:p text:style-name="P5"><text:span text:style-name="T8">E</text:span><text:span text:style-name="T9">l mercado digital, hasta este pasado marzo, se hallaba regulado por una directiva de 2001, cuando aún ni YouTube ni los teléfonos inteligentes existían. E</text:span><text:span text:style-name="T10">s por ello que en</text:span><text:span text:style-name="T9"> </text:span><text:span text:style-name="T10">septiembre de </text:span><text:span text:style-name="T9">2016 se i</text:span><text:span text:style-name="T10">nició</text:span><text:span text:style-name="T9"> una travesía – que durar</text:span><text:span text:style-name="T10">ía</text:span><text:span text:style-name="T9"> dos años y medio – para tratar de adaptar la legislación a un mundo labrado por Internet y las comunicaciones masivas. </text:span><text:span text:style-name="T10">La propuesta de Directiva resultante afecta</text:span><text:span text:style-name="T11">ba</text:span><text:span text:style-name="T10"> a todos los actores del ecosistema de la red: creadores, productores, servicios de </text:span><text:span text:style-name="T77">streaming</text:span><text:span text:style-name="T10">, universidades, empresas privadas como Google o Facebook, etc. </text:span><text:span text:style-name="T12">Ya en su momento, hicieron falta tres años para concretar las medidas contenidas en la propuesta, y casi tres años fueron necesarias para alcanzar un acuerdo de modo que entrasen en vigor.</text:span></text:p>
      <text:p text:style-name="P5"><text:span text:style-name="T13">Desde el primer momento, medios de comunicación, políticos, organizaciones de defensa de los derechos en Internet, etc., mantuvieron un fuego cruzado </text:span><text:span text:style-name="T14">de</text:span><text:span text:style-name="T33"> opiniones y</text:span><text:span text:style-name="T14"> presiones sobre l</text:span><text:span text:style-name="T15">a trayectoria</text:span><text:span text:style-name="T14"> </text:span><text:span text:style-name="T15">d</text:span><text:span text:style-name="T14">e</text:span><text:span text:style-name="T13">l proyecto. </text:span><text:span text:style-name="T11">Sus defensores argüían que la propuesta redundaba en una retribución más justa del trabajo de artistas y periodistas frente a grandes empresas como Google. Los críticos, por el contrario, señalaban que la directiva quebranta el espíritu de Internet, imponiendo una censura innecesaria. </text:span><text:span text:style-name="T16">Además, millones de euros estaban en juego.</text:span></text:p>
      <text:p text:style-name="P6"><text:span text:style-name="T13">E</text:span><text:span text:style-name="T17">l </text:span><text:span text:style-name="T18">pasado</text:span><text:span text:style-name="T17"> 26 de marzo de 2019 el Parlamento votó para convertir la hoja de ruta en directiva o tumbarla definitivamente. </text:span><text:span text:style-name="T18">El resultado fue la aprobación, con 348 votos a favor y 274 en contra, de una directiva que renueva los derechos de autor a nivel comunitario, y que los Estados miembros deben trasponer a la legislación nacional en un plazo de d</text:span><text:span text:style-name="T19">os años.</text:span></text:p>
      <text:p text:style-name="P8"><text:span text:style-name="T19">L</text:span><text:span text:style-name="T20">as batallas se h</text:span><text:span text:style-name="T34">an desarrollado</text:span><text:span text:style-name="T20">, en lo fundamental, en relación a dos artículos de la directiva:</text:span></text:p>
      <text:list xml:id="list3319338467" text:style-name="L1">
        <text:list-item>
          <text:p text:style-name="P20"><text:span text:style-name="T20">El artículo 15 «Protección de las publicaciones de prensa en lo relativo a los usos en línea» del Capítulo 1 «Derecho sobre publicaciones» del Título IV «Medidas para garantizar el correcto funcionamiento del mercado de derechos de autor», c</text:span><text:span text:style-name="T21">uyo contenido</text:span><text:span text:style-name="T20"> </text:span><text:span text:style-name="T22">se traduce en el derecho para los editores de publicaciones de prensa de gestionar sus derechos de autor, cobrando o no </text:span><text:soft-page-break/><text:span text:style-name="T22">cierto importe a quienes creen enlaces o los usen como fuentes, como pago por hacer uso de dicha información protegida.</text:span></text:p>
        </text:list-item>
        <text:list-item>
          <text:p text:style-name="P20"><text:span text:style-name="T7">El artículo 17 «Uso de contenidos protegidos por parte de prestadores de servicios para compartir contenidos en línea» del Capítulo 2 «Determinados usos de contenidos protegidos por servicios en línea», del mismo Título, que </text:span><text:span text:style-name="T23">obliga a las plataformas a monitorizar el contenido procedente de los usuarios para asegurar que cumple con los derechos derivados de la </text:span><text:span text:style-name="T24">protección de la </text:span><text:span text:style-name="T23">propiedad intelectual, </text:span><text:span text:style-name="T25">incluidos entre ellos sitios como Wikipedia o GitHub, que abogan por la libre compartición de información.</text:span></text:p>
        </text:list-item>
      </text:list>
      <text:p text:style-name="P7"><text:span text:style-name="T26">En su condición de afectado, la fundación Wikimedia – </text:span><text:span text:style-name="T27">organización sin ánimo de lucro, sede de sitios como </text:span><text:span text:style-name="T78">Wikipedia</text:span><text:span text:style-name="T27">, </text:span><text:span text:style-name="T78">Wikilibros</text:span><text:span text:style-name="T27">, </text:span><text:span text:style-name="T78">Wikiquote</text:span><text:span text:style-name="T27">, etc. –</text:span><text:span text:style-name="T26">, </text:span><text:span text:style-name="T27">junto con plataformas como YouTube, Twitch y Reddit, emprendieron una campaña contra la directiva.</text:span></text:p>
      <text:p text:style-name="P9"><text:span text:style-name="T27">E</text:span><text:span text:style-name="T35">n un primer momento, cuando la propuesta de directiva aún no había salido a la luz y únicamente se tenía noticia del trabajo que se estaba llevando a cabo, la fundación Wikimedia apoyó la reforma, llegando a p</text:span><text:span text:style-name="T36">articipar</text:span><text:span text:style-name="T35"> en las consultas que la Comisión Europea llevó a cabo durante el período de preparación del documento, así como </text:span><text:span text:style-name="T36">e</text:span><text:span text:style-name="T37">n conversaciones</text:span><text:span text:style-name="T36"> </text:span><text:span text:style-name="T35">con diversos miembros del Parlamento Europeo.</text:span></text:p>
      <text:p text:style-name="P10"><text:span text:style-name="T35">S</text:span><text:span text:style-name="T38">in embargo, con la presentación de la propuesta, cambiaron sus filiaciones, debido a lo unilateral de la m</text:span><text:span text:style-name="T39">isma</text:span><text:span text:style-name="T38"> y los problemáticos </text:span><text:span text:style-name="T40">elementos</text:span><text:span text:style-name="T38"> ya mencionados. En palabras de la propia fundación, «el artículo 11 </text:span><text:span text:style-name="T41">[después artículo 15]</text:span><text:span text:style-name="T38"> afecta a la capacidad de nuestros colaboradores voluntarios de mejorar Wikipedia, especialmente en lo que se refiere a fuentes específicamente europeas»</text:span><text:span text:style-name="T38"><text:note text:id="ftn2" text:note-class="footnote"><text:note-citation>2</text:note-citation><text:note-body><text:p text:style-name="P3">«<text:span text:style-name="T88">Article 11 affects our volunteer contributor’s ability to improve Wikipedia, especially with European-specific sources</text:span><text:span text:style-name="T89">.</text:span>»</text:p></text:note-body></text:note></text:span><text:span text:style-name="T38"> </text:span><text:span text:style-name="T42">(</text:span><text:span text:style-name="T27">D</text:span><text:span text:style-name="T28">avenport, </text:span><text:span text:style-name="T42">2019)</text:span><text:span text:style-name="T38">. </text:span><text:span text:style-name="T43">En lo referente al artículo 1</text:span><text:span text:style-name="T41">7</text:span><text:span text:style-name="T43">, la misma fuente refiere que «[las consecuencias del artículo 1</text:span><text:span text:style-name="T41">7</text:span><text:span text:style-name="T43"> serán] un dramático descenso de la diversidad de contenido disponible </text:span><text:span text:style-name="T82">online</text:span><text:span text:style-name="T43">, siempre que los sitios cumplan con las restricciones impuestas […] En la medida en que el contenido externo disminuya, la profundidad, precisión y calidad del contenido de Wikipedia lo hará también»</text:span><text:span text:style-name="T43"><text:note text:id="ftn3" text:note-class="footnote"><text:note-citation>3</text:note-citation><text:note-body><text:p text:style-name="P18">«<text:span text:style-name="T88">This will dramatically decrease the diversity of content available online if websites strictly comply with these requirements </text:span>[…] <text:span text:style-name="T88">As content outside of Wikipedia shrinks, so will the depth, accuracy, and quality of Wikipedia’s content</text:span>.»</text:p></text:note-body></text:note></text:span><text:span text:style-name="T43"> </text:span><text:span text:style-name="T44">(op. cit.)</text:span></text:p>
      <text:p text:style-name="P11"><text:span text:style-name="T45">La fundación ha mantenido su oposición incluso a pesar de la excepción que el texto hace de las «</text:span><text:span text:style-name="T46">enciclopedias en línea sin fines lucrativos»</text:span><text:span text:style-name="T45"> </text:span><text:span text:style-name="T46">(art. 2.6)</text:span><text:span text:style-name="T45">. </text:span><text:span text:style-name="T21">Las preocupaciones </text:span><text:span text:style-name="T45">que desde aquélla se exponen</text:span><text:span text:style-name="T21"> son la posible redundancia del artículo 17 en un quebranto de la libertad de expresión, y, como ya se ha dicho, la imposición de limitaciones a la agencia de los colaboradores. También afirma la organización que la directiva </text:span><text:span text:style-name="T28">«</text:span><text:span text:style-name="T21">n</text:span><text:span text:style-name="T28">o respalda los derechos de los usuarios, carece de sólidas garantías en beneficio del dominio público y no contempla excepciones que verdaderamente </text:span><text:soft-page-break/><text:span text:style-name="T28">empoderarían a las personas para participar en investigaciones y en la cultura» </text:span><text:span text:style-name="T42">(</text:span><text:span text:style-name="T28">Hershenov, </text:span><text:span text:style-name="T42">2018)</text:span><text:span text:style-name="T28">. </text:span><text:span text:style-name="T21">Creen además que la directiva no moderniza realmente los derechos de autor, ni garantiza que la legislación alcance el estado de la realidad social. Por otra parte, también acusan al legislador europeo de abrir paso a la posible c</text:span><text:span text:style-name="T47">oncentración de</text:span><text:span text:style-name="T21"> la toma</text:span><text:span text:style-name="T28"> de decisiones sobre el contenido en quienes pueden soportar </text:span><text:span text:style-name="T21">los costes de filtrado</text:span><text:span text:style-name="T28">.</text:span></text:p>
      <text:p text:style-name="P12"><text:span text:style-name="T48">¿Son las preocupaciones de la fundación infudadas? Bien, por una parte, el conflictivo artículo 17 </text:span><text:span text:style-name="T45">n</text:span><text:span text:style-name="T48">o establece el modo como las plataformas deban identificar y eliminar el contenido protegido por derechos de autor</text:span><text:span text:style-name="T49">.</text:span><text:span text:style-name="T48"> En </text:span><text:span text:style-name="T50">la propuesta de directiva</text:span><text:span text:style-name="T48"> se establecía que debían utilizarse </text:span><text:span text:style-name="T50">«técnicas efectivas de reconocimiento de contenidos», lo que parece aludir a filtros automáticos que escaneen el contenido y eliminen todo aquél que sea considerado ilícito. Esto supondría poner en manos de algoritmos relativamente sesgados </text:span><text:span text:style-name="T51">y propensos a los falsos positivos</text:span><text:span text:style-name="T51"><text:note text:id="ftn4" text:note-class="footnote"><text:note-citation>4</text:note-citation><text:note-body><text:p text:style-name="P19">https://blogs.ifla.org/lpa/2018/06/30/false-positives-real-problem-the-limits-of-filtering-as-a-solution-to-copyright-infringement/</text:p></text:note-body></text:note></text:span><text:span text:style-name="T50"> lo que antes llevaban a cabo comunidades de personas. Además, de ningún modo </text:span><text:span text:style-name="T52">se </text:span><text:span text:style-name="T50">asegura que la protección que en principio </text:span><text:span text:style-name="T53">se </text:span><text:span text:style-name="T50">blinda e</text:span><text:span text:style-name="T53">n los apartados 17.</text:span><text:span text:style-name="T50">7a y </text:span><text:span text:style-name="T53">17.</text:span><text:span text:style-name="T50">7b a citas o parodias vaya a ser respetada, </text:span><text:span text:style-name="T53">en consecuencia</text:span><text:span text:style-name="T50">. Tampoco es fácil determinar cuál sea el filtrado «suficiente» que respete las disposiciones de las transposiciones nacionales de la directiva. </text:span><text:span text:style-name="T54">A pesar de que el texto definitivo </text:span><text:span text:style-name="T55">fue enmendado para</text:span><text:span text:style-name="T54"> indica</text:span><text:span text:style-name="T55">r</text:span><text:span text:style-name="T54"> exactamente qué o</text:span><text:span text:style-name="T56">rganizaciones</text:span><text:span text:style-name="T54"> deberán establecer los filtros </text:span><text:span text:style-name="T57">(art</text:span><text:span text:style-name="T58">s</text:span><text:span text:style-name="T57">. 2.6 </text:span><text:span text:style-name="T59">y 17</text:span><text:span text:style-name="T57">)</text:span><text:span text:style-name="T54">, numerosos sitios – y no sólo grandes plataformas como Twitter, Google, etc. – se verán forzados a implementarlos. </text:span><text:span text:style-name="T60">Y por último, en la práctica se ha demostrado que se puede defender la petición de donaciones o el uso de anuncios publicitarios como actividad comercial, lo que no eximiría completamente de las limitaciones a plataformas no comerciales </text:span><text:span text:style-name="T61">como Wikipedia.</text:span></text:p>
      <text:p text:style-name="P12"><text:span text:style-name="T50">La mayoría de los defensores de </text:span><text:span text:style-name="T62">este</text:span><text:span text:style-name="T50"> artículo son creadores de contenido, que dan la bienvenida a una mayor protección de sus derechos como autores, en especial para los cr</text:span><text:span text:style-name="T63">ea</text:span><text:span text:style-name="T50">dores independientes. </text:span><text:span text:style-name="T64">A favor del artículo – más bien, en contra de las críticas – se ha señalado que el texto definitivo no incluye la creación de filtros de subida automáticos – y de hecho, establece que deben evitarse –, y que la directiva sólo indica que las plataformas deben obtener una licencia o retirar el contenido. </text:span><text:span text:style-name="T65">En esencia, la defensa depende considerablemente de la flexibilidad del artículo, </text:span><text:span text:style-name="T66">que sólo ofrece ciertas pautas; </text:span><text:span text:style-name="T65">lo cual, s</text:span><text:span text:style-name="T67">e entiende</text:span><text:span text:style-name="T65">, puede ser un arma de doble filo.</text:span></text:p>
      <text:p text:style-name="P13"><text:span text:style-name="T64">E</text:span><text:span text:style-name="T68">n cuanto al artículo 15, sus apoyos vienen de los medios de comunicación y la prensa, para quienes </text:span><text:span text:style-name="T69">la nueva legislación </text:span><text:span text:style-name="T68">supondría una mayor protección. Los partidarios del contenido del artículo insisten en que es necesario para asegurar la independencia de la prensa de buscadores y grandes compañías. La oposición, sin embargo, está convencida de que su efecto real será el de limitar las posibilidades de obtener información organizada y cómodamente. S</text:span><text:span text:style-name="T69">egún</text:span><text:span text:style-name="T68"> los defensores, los usuarios </text:span><text:soft-page-break/><text:span text:style-name="T68">podrán seguir accediendo a ésta, aunque en el sitio de publicación en lugar de en un agregador de noticias. Las voces disidentes afirman, por el contrario, que el artículo establecerá un régimen que como único recurso ofrezca el enlace a otro sitio web, </text:span><text:span text:style-name="T70">sin extracto alguno del contenido.</text:span></text:p>
      <text:p text:style-name="P14"><text:span text:style-name="T71">Concluimos, por tanto, que la fundación </text:span><text:span text:style-name="T72">Wikimedia</text:span><text:span text:style-name="T71"> y todas las voces que se alzan contrarias a la nueva directiva tienen buenas razones para exigir cautela. </text:span><text:span text:style-name="T50">L</text:span><text:span text:style-name="T73">a última palabra la tendrán los estados miembros, s</text:span><text:span text:style-name="T71">in embargo</text:span><text:span text:style-name="T73">, y la interpretación que en las leyes nacionales se haga de lo establecido en la directiva de que venimos hablando. </text:span><text:span text:style-name="T74">Ú</text:span><text:span text:style-name="T71">nicamente cabe esperar que esa transposición se lleve a cabo en favor de los usuarios y del dominio público al que se ofrecen sitios como Wikipedia, y </text:span><text:span text:style-name="T74">que </text:span><text:span text:style-name="T71">sea respetuosa con el espíritu que se supone inspira la nueva propuesta y toda legislación de propiedad intelectual: e</text:span><text:span text:style-name="T75">l</text:span><text:span text:style-name="T71"> de proteger los derechos de los autores frente a l</text:span><text:span text:style-name="T76">os riesgos del</text:span><text:span text:style-name="T71"> ecosistema en que su obra ha de vivir, que en nuestro caso se halla minado por las posibilidades de infringimiento de la ley que ofrecen grandes plataformas prestadoras de servicios para compartir contenidos en línea.</text:span></text:p>
      <text:p text:style-name="P4"/>
      <text:p text:style-name="P4"/>
      <text:p text:style-name="P15">F<text:span text:style-name="T90">uentes</text:span></text:p>
      <text:list xml:id="list1835677433" text:style-name="L2">
        <text:list-item>
          <text:p text:style-name="P25"><text:span text:style-name="T84">D</text:span><text:span text:style-name="T85">irectiva (UE) 2019/790 del Parlamento Europeo y del Consejo, de 17 de abril de 2019, sobre los derechos de autor y derechos afines en el mercado único digital y por la que se modifican las Directivas 96/9/CE y 2001/29/CE </text:span><text:span text:style-name="T86">[Archivo PDF]. Recuperado de https://eur-lex.europa.eu/legal-content/EN/TXT/?qid=1571672497778&amp;uri=CELEX:32019L0790</text:span><text:span text:style-name="T85">.</text:span></text:p>
        </text:list-item>
        <text:list-item>
          <text:p text:style-name="P26"><text:span text:style-name="T85">P</text:span><text:span text:style-name="T87">ropuesta de directiva del Parlamento Europeo y del Consejo sobre los derechos de autor en el mercado único digital COM/2016/0593 final – 2016/0280 (COD) [Archivo PDF]. Recuperado de https://eur-lex.europa.eu/legal-content/ES/TXT/?uri=CELEX%3A52016PC0593</text:span></text:p>
        </text:list-item>
        <text:list-item>
          <text:p text:style-name="P21"><text:span text:style-name="T30">P</text:span><text:span text:style-name="T31">astor, J. (26 de marzo de 2019). Se aprueba la directiva del </text:span><text:span text:style-name="T79">copyright</text:span><text:span text:style-name="T31"> en la Unión Europea: llegan el artículo 11 y el artículo 13. ¿Y ahora qué? Lugar de publicación: </text:span><text:span text:style-name="T79">Xataka</text:span><text:span text:style-name="T31">. Recuperado de https://www.xataka.com/legislacion-y-derechos/se-aprueba-directiva-copyright-union-europea</text:span></text:p>
        </text:list-item>
        <text:list-item>
          <text:p text:style-name="P22"><text:span text:style-name="T29">Koch, T., Abellán, L. (15 de septiembre de 2016). Europa quiere proteger a los autores en Internet y frente a Google. </text:span><text:span text:style-name="T83">El País</text:span><text:span text:style-name="T29">. Recuperado de https://elpais.com/cultura/2016/09/14/actualidad/1473853428_995625.html</text:span></text:p>
        </text:list-item>
        <text:list-item>
          <text:p text:style-name="P22"><text:span text:style-name="T32">Koch, T., Sánchez, A. (25 de marzo de 2019). </text:span><text:bookmark text:name="articulo-titulo"/><text:span text:style-name="T32">La reforma europea del derecho de autor celebra su asalto final.</text:span><text:span text:style-name="T80"> El País</text:span><text:span text:style-name="T32">. Recuperado de https://elpais.com/cultura/2019/03/25/actualidad/1553524628_230098.html</text:span></text:p>
        </text:list-item>
        <text:list-item>
          <text:p text:style-name="P23"><text:span text:style-name="T32">G</text:span><text:span text:style-name="T27">onzález, G. (21 de marzo de 2019). La Wikipedia se apaga y PornHub, Twitch y Reddit protestan contra la nueva directiva de </text:span><text:span text:style-name="T78">copyright </text:span><text:span text:style-name="T27">europea. Lugar de publicación: </text:span><text:span text:style-name="T78">Genbeta</text:span><text:span text:style-name="T27">. Recuperado de https://www.genbeta.com/actualidad/wikipedia-se-apaga-pornhub-twitch-reddit-protestan-nueva-directiva-copyright-europea.</text:span></text:p>
        </text:list-item>
        <text:list-item>
          <text:p text:style-name="P24"><text:span text:style-name="T27">D</text:span><text:span text:style-name="T28">avenport, A. (28 de febrero de 2019). We do not support the EU Copyright Directive in its current form. Here’s why you shouldn’t either. Lugar de publicación: </text:span><text:span text:style-name="T81">Wikimedia Foundation</text:span><text:span text:style-name="T28">. Recuperado de https://wikimediafoundation.org/news/2019/02/28/we-do-not-support-the-eu-copyright-directive-in-its-current-form-heres-why-you-shouldnt-either/.</text:span></text:p>
        </text:list-item>
        <text:list-item>
          <text:p text:style-name="P24"><text:span text:style-name="T28">Hershenov, E. (29 de junio de 2018). Cómo va a perjudicar a la Web y a Wikipedia la propuesta legislativa sobre derechos de autor de la Unión Europea. Lugar de publicación: </text:span><text:span text:style-name="T81">Blog de Wikimedia</text:span><text:span text:style-name="T28">. Recuperado de </text:span><text:soft-page-break/><text:span text:style-name="T28">https://blog.wikimedia.org/es/2018/06/29/como-va-a-perjudicar-a-la-web-y-a-wikipedia-la-propuesta-legislativa-sobre-derechos-de-autor-de-la-union-europea/.</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69cm" style:type="center"/>
          <style:tab-stop style:position="13.38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69cm" style:type="center"/>
          <style:tab-stop style:position="13.38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69cm" style:type="center"/>
          <style:tab-stop style:position="13.38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6.69cm" style:type="center"/>
          <style:tab-stop style:position="13.381cm" style:type="right"/>
        </style:tab-stops>
      </style:paragraph-properties>
      <style:text-properties style:font-name="Garamond" fo:font-family="Garamond" style:font-family-generic="roman" fo:font-size="10pt" style:font-size-asian="10pt" style:font-size-complex="10pt"/>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6.69cm" style:type="center"/>
          <style:tab-stop style:position="13.38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Left_20_Page">
      <style:footer>
        <text:p text:style-name="MP1"><text:page-number text:select-page="current">5</text:page-number></text:p>
      </style:footer>
    </style:master-page>
    <style:master-page style:name="Left_20_Page" style:display-name="Left Page" style:page-layout-name="Mpm2" style:next-style-name="Standard">
      <style:footer>
        <text:p text:style-name="MP1"><text:page-number text:select-page="current">6</text:page-number></text:p>
      </style:footer>
    </style:master-page>
    <style:master-page style:name="Right_20_Page" style:display-name="Right Page" style:page-layout-name="Mpm3" style:next-style-name="Left_20_Page">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1T16:43:57.807000000</meta:creation-date>
    <meta:generator>LibreOffice/6.3.2.2$Windows_X86_64 LibreOffice_project/98b30e735bda24bc04ab42594c85f7fd8be07b9c</meta:generator>
    <meta:editing-duration>PT3H45M26S</meta:editing-duration>
    <meta:editing-cycles>87</meta:editing-cycles>
    <dc:title>Samuel por defecto</dc:title>
    <dc:date>2019-10-28T11:25:10.657000000</dc:date>
    <meta:document-statistic meta:table-count="0" meta:image-count="0" meta:object-count="0" meta:page-count="6" meta:paragraph-count="31" meta:word-count="1800" meta:character-count="12113" meta:non-whitespace-character-count="10345"/>
    <meta:template xlink:type="simple" xlink:actuate="onRequest" xlink:title="Samuel por defecto" xlink:href="file:///C:/Users/Platón/AppData/Roaming/LibreOffice/4/user/template/Samuel%20por%20defecto.ott" meta:date="2019-10-21T16:43:54.375000000"/>
  </office:meta>
</office:document-meta>
</file>